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3.3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.1 MINIMUM RUNNING TIME OF THE THREE EXPERIMENTS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DIMENSION (N)</text:p>
          </table:table-cell>
          <table:table-cell office:value-type="string" calcext:value-type="string">
            <text:p>NO OF THREADS(P)</text:p>
          </table:table-cell>
          <table:table-cell office:value-type="string" calcext:value-type="string">
            <text:p>MINIMUM RUNNING TIME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60948" calcext:value-type="float">
            <text:p>0.160948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80868" calcext:value-type="float">
            <text:p>0.080868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40691" calcext:value-type="float">
            <text:p>0.040691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2084" calcext:value-type="float">
            <text:p>0.02084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10885" calcext:value-type="float">
            <text:p>0.010885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0.007785" calcext:value-type="float">
            <text:p>0.007785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12127" calcext:value-type="float">
            <text:p>0.012127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6.131054" calcext:value-type="float">
            <text:p>16.131054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.186223" calcext:value-type="float">
            <text:p>8.186223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4.111476" calcext:value-type="float">
            <text:p>4.111476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2.073852" calcext:value-type="float">
            <text:p>2.073852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.054052" calcext:value-type="float">
            <text:p>1.054052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0.710967" calcext:value-type="float">
            <text:p>0.710967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0.553332" calcext:value-type="float">
            <text:p>0.553332</text:p>
          </table:table-cell>
          <table:table-cell table:number-columns-repeated="1015"/>
        </table:table-row>
        <table:table-row table:style-name="ro1" table:number-rows-repeated="5"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4" table:number-rows-spanned="1">
            <text:p>4.2 SCHEDULE PARAMETER INFLUENCE ON RUNNING TIME</text:p>
          </table:table-cell>
          <table:covered-table-cell/>
          <table:covered-table-cell table:style-name="ce1"/>
          <table:covered-table-cell table:style-name="ce6"/>
          <table:table-cell table:style-name="ce6" table:number-columns-repeated="1014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DIMENSION (N)</text:p>
          </table:table-cell>
          <table:table-cell office:value-type="string" calcext:value-type="string">
            <text:p>NO OF THREADS(P)</text:p>
          </table:table-cell>
          <table:table-cell office:value-type="string" calcext:value-type="string">
            <text:p>OMP SCHEDULE</text:p>
          </table:table-cell>
          <table:table-cell table:style-name="ce5" office:value-type="string" calcext:value-type="string">
            <text:p>MINIMUM RUNNING TIME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tic</text:p>
          </table:table-cell>
          <table:table-cell table:style-name="ce5" office:value-type="float" office:value="2.428371" calcext:value-type="float">
            <text:p>2.428371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tic, 1</text:p>
          </table:table-cell>
          <table:table-cell table:style-name="ce5" office:value-type="float" office:value="1.030411" calcext:value-type="float">
            <text:p>1.030411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ynamic, 1</text:p>
          </table:table-cell>
          <table:table-cell table:style-name="ce5" office:value-type="float" office:value="1.054307" calcext:value-type="float">
            <text:p>1.054307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uided, 10</text:p>
          </table:table-cell>
          <table:table-cell table:style-name="ce5" office:value-type="float" office:value="1.399861" calcext:value-type="float">
            <text:p>1.399861</text:p>
          </table:table-cell>
          <table:table-cell table:number-columns-repeated="1014"/>
        </table:table-row>
        <table:table-row table:style-name="ro1" table:number-rows-repeated="5"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4" table:number-rows-spanned="1">
            <text:p>5.1 MINIMUM RUNNING TIME OF THE THREE EXPERIMENTS (STRONG SCALING). INPUT is input1.png</text:p>
          </table:table-cell>
          <table:covered-table-cell table:number-columns-repeated="3"/>
          <table:table-cell table:style-name="ce6" table:number-columns-repeated="1014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NO OF FILTER APPLICATION (r)</text:p>
          </table:table-cell>
          <table:table-cell office:value-type="string" calcext:value-type="string">
            <text:p>NO OF THREADS(P)</text:p>
          </table:table-cell>
          <table:table-cell office:value-type="string" calcext:value-type="string">
            <text:p>MINIMUM RUNNING TIME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375154" calcext:value-type="float">
            <text:p>0.037515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62122" calcext:value-type="float">
            <text:p>0.046212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239887" calcext:value-type="float">
            <text:p>0.023988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288063" calcext:value-type="float">
            <text:p>0.028806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26024" calcext:value-type="float">
            <text:p>0.0260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68065" calcext:value-type="float">
            <text:p>0.026806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419064" calcext:value-type="float">
            <text:p>0.0419064</text:p>
          </table:table-cell>
          <table:table-cell table:number-columns-repeated="1015"/>
        </table:table-row>
        <table:table-row table:style-name="ro1" table:number-rows-repeated="5"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4" table:number-rows-spanned="1">
            <text:p>5.2 MINIMUM RUNNING TIME OF THE THREE EXPERIMENTS (WEAK SCALING). INPUT is input1.png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NO OF FILTER APPLICATION (r)</text:p>
          </table:table-cell>
          <table:table-cell office:value-type="string" calcext:value-type="string">
            <text:p>NO OF THREADS(P)</text:p>
          </table:table-cell>
          <table:table-cell office:value-type="string" calcext:value-type="string">
            <text:p>MINIMUM RUNNING TIME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375121" calcext:value-type="float">
            <text:p>0.0375121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31669" calcext:value-type="float">
            <text:p>0.13166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0775685" calcext:value-type="float">
            <text:p>0.077568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.0427748" calcext:value-type="float">
            <text:p>0.042774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0.0242519" calcext:value-type="float">
            <text:p>0.024251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0.062618" calcext:value-type="float">
            <text:p>0.06261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0.0947295" calcext:value-type="float">
            <text:p>0.0947295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5"/>
        </table:table-row>
        <table:table-row table:style-name="ro1" table:number-rows-repeated="1048515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7:33:12.988591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09:13:39.800739507</meta:creation-date>
    <dc:date>2021-06-02T18:31:40.842250585</dc:date>
    <meta:editing-duration>PT22M14S</meta:editing-duration>
    <meta:editing-cycles>3</meta:editing-cycles>
    <meta:generator>LibreOffice/6.4.7.2$Linux_X86_64 LibreOffice_project/40$Build-2</meta:generator>
    <meta:document-statistic meta:table-count="1" meta:cell-count="117" meta:object-count="0"/>
  </office:meta>
</office:document-meta>
</file>